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writing-mode="lr-tb"/>
    </style:style>
    <style:style style:name="P3" style:family="paragraph" style:parent-style-name="Standard" style:list-style-name="L9"/>
    <style:style style:name="P4" style:family="paragraph" style:parent-style-name="Preformatted_20_Text">
      <style:paragraph-properties fo:margin-top="0cm" fo:margin-bottom="0.499cm" style:writing-mode="lr-tb"/>
    </style:style>
    <style:style style:name="P5" style:family="paragraph" style:parent-style-name="Preformatted_20_Text" style:list-style-name="L5">
      <style:paragraph-properties fo:margin-top="0cm" fo:margin-bottom="0.499cm" style:writing-mode="lr-tb"/>
    </style:style>
    <style:style style:name="P6" style:family="paragraph" style:parent-style-name="Preformatted_20_Text" style:list-style-name="L19">
      <style:paragraph-properties fo:margin-top="0cm" fo:margin-bottom="0.499cm" style:writing-mode="lr-tb"/>
    </style:style>
    <style:style style:name="P7" style:family="paragraph" style:parent-style-name="Preformatted_20_Text" style:list-style-name="L21">
      <style:paragraph-properties fo:margin-top="0cm" fo:margin-bottom="0.499cm" style:writing-mode="lr-tb"/>
    </style:style>
    <style:style style:name="P8" style:family="paragraph" style:parent-style-name="Preformatted_20_Text" style:list-style-name="L24">
      <style:paragraph-properties fo:margin-top="0cm" fo:margin-bottom="0.499cm" style:writing-mode="lr-tb"/>
    </style:style>
    <style:style style:name="P9" style:family="paragraph" style:parent-style-name="Preformatted_20_Text">
      <style:paragraph-properties style:writing-mode="lr-tb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 style:list-style-name="L7"/>
    <style:style style:name="P17" style:family="paragraph" style:parent-style-name="Text_20_body" style:list-style-name="L8"/>
    <style:style style:name="P18" style:family="paragraph" style:parent-style-name="Text_20_body" style:list-style-name="L10"/>
    <style:style style:name="P19" style:family="paragraph" style:parent-style-name="Text_20_body" style:list-style-name="L11"/>
    <style:style style:name="P20" style:family="paragraph" style:parent-style-name="Text_20_body" style:list-style-name="L12"/>
    <style:style style:name="P21" style:family="paragraph" style:parent-style-name="Text_20_body" style:list-style-name="L13"/>
    <style:style style:name="P22" style:family="paragraph" style:parent-style-name="Text_20_body" style:list-style-name="L14"/>
    <style:style style:name="P23" style:family="paragraph" style:parent-style-name="Text_20_body" style:list-style-name="L15"/>
    <style:style style:name="P24" style:family="paragraph" style:parent-style-name="Text_20_body" style:list-style-name="L16"/>
    <style:style style:name="P25" style:family="paragraph" style:parent-style-name="Text_20_body" style:list-style-name="L17"/>
    <style:style style:name="P26" style:family="paragraph" style:parent-style-name="Text_20_body" style:list-style-name="L18"/>
    <style:style style:name="P27" style:family="paragraph" style:parent-style-name="Text_20_body" style:list-style-name="L20"/>
    <style:style style:name="P28" style:family="paragraph" style:parent-style-name="Text_20_body" style:list-style-name="L21"/>
    <style:style style:name="P29" style:family="paragraph" style:parent-style-name="Text_20_body" style:list-style-name="L22"/>
    <style:style style:name="P30" style:family="paragraph" style:parent-style-name="Text_20_body" style:list-style-name="L23"/>
    <style:style style:name="P31" style:family="paragraph" style:parent-style-name="Text_20_body" style:list-style-name="L24"/>
    <style:style style:name="P32" style:family="paragraph" style:parent-style-name="Text_20_body" style:list-style-name="L25"/>
    <style:style style:name="P33" style:family="paragraph" style:parent-style-name="Text_20_body" style:list-style-name="L26"/>
    <style:style style:name="P34" style:family="paragraph" style:parent-style-name="Text_20_body" style:list-style-name="L27"/>
    <style:style style:name="P35" style:family="paragraph" style:parent-style-name="Text_20_body" style:list-style-name="L28"/>
    <style:style style:name="P36" style:family="paragraph" style:parent-style-name="Text_20_body" style:list-style-name="L29"/>
    <style:style style:name="P37" style:family="paragraph" style:parent-style-name="Text_20_body" style:list-style-name="L30"/>
    <style:style style:name="P38" style:family="paragraph" style:parent-style-name="Text_20_body" style:list-style-name="L31"/>
    <style:style style:name="P39" style:family="paragraph" style:parent-style-name="Text_20_body" style:list-style-name="L32"/>
    <style:style style:name="P40" style:family="paragraph" style:parent-style-name="Text_20_body" style:list-style-name="L33"/>
    <style:style style:name="P41" style:family="paragraph" style:parent-style-name="Text_20_body" style:list-style-name="L34"/>
    <style:style style:name="P42" style:family="paragraph" style:parent-style-name="Text_20_body" style:list-style-name="L35"/>
    <style:style style:name="P43" style:family="paragraph" style:parent-style-name="Text_20_body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4" style:family="paragraph" style:parent-style-name="Text_20_body">
      <style:text-properties fo:color="#808080" fo:background-color="#00000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cédure de build Windows — <text:span text:style-name="Strong_20_Emphasis">Garage v4.4.5</text:span></text:h>
      <text:p text:style-name="Text_20_body">Document de référence pour produire un exécutable Windows propre, reproductible et distribuable.</text:p>
      <text:p text:style-name="Horizontal_20_Line"/>
      <text:h text:style-name="Heading_20_2" text:outline-level="2">1️⃣ Pré-requis (une seule fois)</text:h>
      <text:list xml:id="list5679371342633164007" text:style-name="L27">
        <text:list-item>
          <text:p text:style-name="P34">Windows 10 ou 11</text:p>
        </text:list-item>
        <text:list-item>
          <text:p text:style-name="P34">Python installé (<text:span text:style-name="Strong_20_Emphasis">3.10+ recommandé</text:span>)</text:p>
        </text:list-item>
        <text:list-item>
          <text:p text:style-name="P34">Tkinter inclus (standard avec Python Windows)</text:p>
        </text:list-item>
        <text:list-item>
          <text:p text:style-name="P34">PowerShell</text:p>
        </text:list-item>
      </text:list>
      <text:p text:style-name="Text_20_body">Vérification rapide :</text:p>
      <text:p text:style-name="P2"><text:span text:style-name="Source_20_Text">python --version</text:span></text:p>
      <text:p text:style-name="Horizontal_20_Line"/>
      <text:h text:style-name="Heading_20_2" text:outline-level="2">2️⃣ Arborescence attendue du projet</text:h>
      <text:p text:style-name="Text_20_body">À la racine du dépôt Git :</text:p>
      <text:p text:style-name="P1"><text:span text:style-name="Source_20_Text">garage/</text:span></text:p>
      <text:p text:style-name="P1"><text:span text:style-name="Source_20_Text">├─ garage.py</text:span></text:p>
      <text:p text:style-name="P1"><text:span text:style-name="Source_20_Text">├─ assets/</text:span></text:p>
      <text:p text:style-name="P1"><text:span text:style-name="Source_20_Text">│ <text:s/>├─ logo.png <text:s text:c="9"/>← logo de l’application</text:span></text:p>
      <text:p text:style-name="P1"><text:span text:style-name="Source_20_Text">│ <text:s/>├─ logo.ico <text:s text:c="9"/>← icône Windows</text:span></text:p>
      <text:p text:style-name="P1"><text:span text:style-name="Source_20_Text">│ <text:s/>└─ AIDE.md <text:s text:c="10"/>← aide embarquée (obligatoire)</text:span></text:p>
      <text:p text:style-name="P1"><text:span text:style-name="Source_20_Text">├─ data/</text:span></text:p>
      <text:p text:style-name="P1"><text:span text:style-name="Source_20_Text">│ <text:s/>└─ garage_empty.db <text:s text:c="2"/>← base vierge distribuée</text:span></text:p>
      <text:p text:style-name="P1"><text:span text:style-name="Source_20_Text">├─ .venv/ <text:s text:c="14"/>← environnement virtuel (local)</text:span></text:p>
      <text:p text:style-name="P1"><text:span text:style-name="Source_20_Text">├─ requirements.txt</text:span></text:p>
      <text:p text:style-name="P1"><text:span text:style-name="Source_20_Text">├─ README.md</text:span></text:p>
      <text:p text:style-name="P2"><text:span text:style-name="Source_20_Text">└─ .gitignore</text:span></text:p>
      <text:p text:style-name="Text_20_body">⚠️ <text:span text:style-name="Strong_20_Emphasis">Ne jamais inclure dans le repo</text:span></text:p>
      <text:list xml:id="list9036211637363842608" text:style-name="L28">
        <text:list-item>
          <text:p text:style-name="P35"><text:span text:style-name="Source_20_Text">garage.db</text:span> réel</text:p>
        </text:list-item>
        <text:list-item>
          <text:p text:style-name="P35">photos véhicules personnelles</text:p>
        </text:list-item>
        <text:list-item>
          <text:p text:style-name="P35">données utilisateur</text:p>
        </text:list-item>
      </text:list>
      <text:p text:style-name="Horizontal_20_Line"/>
      <text:h text:style-name="Heading_20_2" text:outline-level="2">3️⃣ Environnement virtuel (par machine)</text:h>
      <text:p text:style-name="Text_20_body">Dans le dossier du projet :</text:p>
      <text:p text:style-name="P1"><text:span text:style-name="Source_20_Text">python -m venv .venv</text:span></text:p>
      <text:p text:style-name="P2"><text:span text:style-name="Source_20_Text">.venv\Scripts\Activate.ps1</text:span></text:p>
      <text:p text:style-name="Text_20_body">Installer les dépendances nécessaires au build :</text:p>
      <text:p text:style-name="P1"><text:span text:style-name="Source_20_Text">pip install --upgrade pip</text:span></text:p>
      <text:p text:style-name="P2"><text:soft-page-break/><text:span text:style-name="Source_20_Text">pip install pillow matplotlib pyinstaller</text:span></text:p>
      <text:p text:style-name="Horizontal_20_Line"/>
      <text:h text:style-name="Heading_20_2" text:outline-level="2">4️⃣ Test AVANT build (obligatoire)</text:h>
      <text:p text:style-name="Text_20_body">Toujours avec le venv activé :</text:p>
      <text:p text:style-name="P2"><text:span text:style-name="Source_20_Text">python garage.py</text:span></text:p>
      <text:p text:style-name="Text_20_body">Vérifier impérativement :</text:p>
      <text:list xml:id="list3141818630139597654" text:style-name="L29">
        <text:list-item>
          <text:p text:style-name="P36">l’application démarre</text:p>
        </text:list-item>
        <text:list-item>
          <text:p text:style-name="P36">aucune erreur en console</text:p>
        </text:list-item>
        <text:list-item>
          <text:p text:style-name="P36">onglet <text:span text:style-name="Strong_20_Emphasis">Entretiens</text:span> fonctionnel</text:p>
        </text:list-item>
        <text:list-item>
          <text:p text:style-name="P36">l’aide s’affiche correctement</text:p>
        </text:list-item>
      </text:list>
      <text:p text:style-name="Text_20_body">❌ <text:span text:style-name="Strong_20_Emphasis">Si ça bug ici → on ne build pas.</text:span></text:p>
      <text:p text:style-name="Horizontal_20_Line"/>
      <text:h text:style-name="Heading_20_2" text:outline-level="2">5️⃣ Nettoyage avant build (recommandé)</text:h>
      <text:p text:style-name="Text_20_body">Depuis la racine du projet :</text:p>
      <text:p text:style-name="P2"><text:span text:style-name="Source_20_Text">Remove-Item -Recurse -Force .\build, .\dist, .\Garage.spec -ErrorAction SilentlyContinue</text:span></text:p>
      <text:p text:style-name="Horizontal_20_Line"/>
      <text:h text:style-name="Heading_20_2" text:outline-level="2">6️⃣ Build PyInstaller (Windows)</text:h>
      <text:p text:style-name="Text_20_body">Commande officielle :</text:p>
      <text:p text:style-name="P1"><text:span text:style-name="Source_20_Text">pyinstaller `</text:span></text:p>
      <text:p text:style-name="P1"><text:span text:style-name="Source_20_Text"><text:s text:c="2"/>--name Garage `</text:span></text:p>
      <text:p text:style-name="P1"><text:span text:style-name="Source_20_Text"><text:s text:c="2"/>--onefile `</text:span></text:p>
      <text:p text:style-name="P1"><text:span text:style-name="Source_20_Text"><text:s text:c="2"/>--windowed `</text:span></text:p>
      <text:p text:style-name="P1"><text:span text:style-name="Source_20_Text"><text:s text:c="2"/>--icon assets\logo.ico `</text:span></text:p>
      <text:p text:style-name="P1"><text:span text:style-name="Source_20_Text"><text:s text:c="2"/>--add-data "assets;assets" `</text:span></text:p>
      <text:p text:style-name="P1"><text:span text:style-name="Source_20_Text"><text:s text:c="2"/>--add-data "data;data" `</text:span></text:p>
      <text:p text:style-name="P2"><text:span text:style-name="Source_20_Text"><text:s text:c="2"/>garage.py</text:span></text:p>
      <text:p text:style-name="Horizontal_20_Line"/>
      <text:h text:style-name="Heading_20_2" text:outline-level="2">7️⃣ Résultat attendu</text:h>
      <text:p text:style-name="Text_20_body">Exécutable généré :</text:p>
      <text:p text:style-name="P2"><text:span text:style-name="Source_20_Text">dist\Garage.exe</text:span></text:p>
      <text:p text:style-name="Text_20_body">Au <text:span text:style-name="Strong_20_Emphasis">premier lancement</text:span>, l’application :</text:p>
      <text:list xml:id="list5968439737676904888" text:style-name="L30">
        <text:list-item>
          <text:p text:style-name="P37">crée <text:span text:style-name="Source_20_Text">%APPDATA%\Garage\</text:span></text:p>
        </text:list-item>
        <text:list-item>
          <text:p text:style-name="P37">copie <text:span text:style-name="Source_20_Text">garage_empty.db</text:span> → <text:span text:style-name="Source_20_Text">garage.db</text:span></text:p>
        </text:list-item>
        <text:list-item>
          <text:p text:style-name="P37"><text:soft-page-break/>copie <text:span text:style-name="Source_20_Text">assets\AIDE.md</text:span> → dossier utilisateur</text:p>
        </text:list-item>
      </text:list>
      <text:p text:style-name="Horizontal_20_Line"/>
      <text:h text:style-name="Heading_20_2" text:outline-level="2">8️⃣ Vérifications finales</text:h>
      <text:p text:style-name="Text_20_body">Lancer :</text:p>
      <text:p text:style-name="P2"><text:span text:style-name="Source_20_Text">.\dist\Garage.exe</text:span></text:p>
      <text:p text:style-name="Text_20_body">Contrôler :</text:p>
      <text:list xml:id="list4954295965835016805" text:style-name="L31">
        <text:list-item>
          <text:p text:style-name="P38">icône visible (explorateur + barre des tâches)</text:p>
        </text:list-item>
        <text:list-item>
          <text:p text:style-name="P38"><text:span text:style-name="Source_20_Text">%APPDATA%\Garage\garage.db</text:span> présent</text:p>
        </text:list-item>
        <text:list-item>
          <text:p text:style-name="P38"><text:span text:style-name="Source_20_Text">%APPDATA%\Garage\AIDE.md</text:span> présent</text:p>
        </text:list-item>
        <text:list-item>
          <text:p text:style-name="P38">aide fonctionnelle dans l’application</text:p>
        </text:list-item>
      </text:list>
      <text:p text:style-name="Horizontal_20_Line"/>
      <text:h text:style-name="Heading_20_2" text:outline-level="2">9️⃣ Distribution</text:h>
      <text:list xml:id="list2230264900796071110" text:style-name="L32">
        <text:list-item>
          <text:p text:style-name="P39">placer <text:span text:style-name="Source_20_Text">Garage.exe</text:span> dans un dossier <text:span text:style-name="Source_20_Text">Apps/</text:span> (hors repo)</text:p>
        </text:list-item>
        <text:list-item>
          <text:p text:style-name="P39">zipper l’exécutable</text:p>
        </text:list-item>
        <text:list-item>
          <text:p text:style-name="P39">publier la release (GitHub Releases recommandé)</text:p>
        </text:list-item>
        <text:list-item>
          <text:p text:style-name="P39">aucune installation requise côté utilisateur</text:p>
        </text:list-item>
        <text:list-item>
          <text:p text:style-name="P39">données utilisateur isolées par Windows</text:p>
        </text:list-item>
      </text:list>
      <text:p text:style-name="Horizontal_20_Line"/>
      <text:h text:style-name="Heading_20_2" text:outline-level="2">→ <text:s/>Bonnes pratiques (rappel)</text:h>
      <text:list xml:id="list6371201052586792876" text:style-name="L33">
        <text:list-item>
          <text:p text:style-name="P40">build <text:span text:style-name="Strong_20_Emphasis">uniquement</text:span> depuis un venv</text:p>
        </text:list-item>
        <text:list-item>
          <text:p text:style-name="P40">code figé avant build</text:p>
        </text:list-item>
        <text:list-item>
          <text:p text:style-name="P40"><text:span text:style-name="Source_20_Text">assets/</text:span> et <text:span text:style-name="Source_20_Text">data/</text:span> toujours embarqués</text:p>
        </text:list-item>
        <text:list-item>
          <text:p text:style-name="P40">jamais de données personnelles dans le repo</text:p>
        </text:list-item>
        <text:list-item>
          <text:p text:style-name="P40">si un build échoue → lire <text:span text:style-name="Strong_20_Emphasis">les dernières lignes PyInstaller</text:span></text:p>
        </text:list-item>
      </text:list>
      <text:p text:style-name="Horizontal_20_Line"/>
      <text:h text:style-name="Heading_20_1" text:outline-level="1">→ <text:s/>Nettoyage propre du repo Garage</text:h>
      <text:h text:style-name="Heading_20_2" text:outline-level="2">1️⃣ Éléments à ne jamais versionner</text:h>
      <text:p text:style-name="Text_20_body">❌ À exclure absolument :</text:p>
      <text:p text:style-name="P1"><text:span text:style-name="Source_20_Text">.venv/</text:span></text:p>
      <text:p text:style-name="P1"><text:span text:style-name="Source_20_Text">__pycache__/</text:span></text:p>
      <text:p text:style-name="P1"><text:span text:style-name="Source_20_Text">build/</text:span></text:p>
      <text:p text:style-name="P1"><text:soft-page-break/><text:span text:style-name="Source_20_Text">dist/</text:span></text:p>
      <text:p text:style-name="P1"><text:span text:style-name="Source_20_Text">*.spec</text:span></text:p>
      <text:p text:style-name="P2"><text:span text:style-name="Source_20_Text">garage.db</text:span></text:p>
      <text:p text:style-name="Horizontal_20_Line"/>
      <text:h text:style-name="Heading_20_2" text:outline-level="2">2️⃣ <text:span text:style-name="Source_20_Text">.gitignore</text:span> minimum requis</text:h>
      <text:p text:style-name="P1"><text:span text:style-name="Source_20_Text"># Python</text:span></text:p>
      <text:p text:style-name="P1"><text:span text:style-name="Source_20_Text">__pycache__/</text:span></text:p>
      <text:p text:style-name="P1"><text:span text:style-name="Source_20_Text">*.pyc</text:span></text:p>
      <text:p text:style-name="P1"/>
      <text:p text:style-name="P1"><text:span text:style-name="Source_20_Text"># Virtual env</text:span></text:p>
      <text:p text:style-name="P1"><text:span text:style-name="Source_20_Text">.venv/</text:span></text:p>
      <text:p text:style-name="P1"/>
      <text:p text:style-name="P1"><text:span text:style-name="Source_20_Text"># PyInstaller</text:span></text:p>
      <text:p text:style-name="P1"><text:span text:style-name="Source_20_Text">build/</text:span></text:p>
      <text:p text:style-name="P1"><text:span text:style-name="Source_20_Text">dist/</text:span></text:p>
      <text:p text:style-name="P1"><text:span text:style-name="Source_20_Text">*.spec</text:span></text:p>
      <text:p text:style-name="P1"/>
      <text:p text:style-name="P1"><text:span text:style-name="Source_20_Text"># OS</text:span></text:p>
      <text:p text:style-name="P1"><text:span text:style-name="Source_20_Text">.DS_Store</text:span></text:p>
      <text:p text:style-name="P1"><text:span text:style-name="Source_20_Text">Thumbs.db</text:span></text:p>
      <text:p text:style-name="P1"><text:span text:style-name="Source_20_Text">desktop.ini</text:span></text:p>
      <text:p text:style-name="P1"/>
      <text:p text:style-name="P1"><text:span text:style-name="Source_20_Text"># Local databases</text:span></text:p>
      <text:p text:style-name="P2"><text:span text:style-name="Source_20_Text">garage.db</text:span></text:p>
      <text:p text:style-name="Horizontal_20_Line"/>
      <text:h text:style-name="Heading_20_2" text:outline-level="2">3️⃣ Vérifier que Git est clean</text:h>
      <text:p text:style-name="P2"><text:span text:style-name="Source_20_Text">git status</text:span></text:p>
      <text:p text:style-name="Text_20_body">Résultat attendu :</text:p>
      <text:p text:style-name="P2"><text:span text:style-name="Source_20_Text">nothing to commit, working tree clean</text:span></text:p>
      <text:p text:style-name="Text_20_body">Si des artefacts apparaissent malgré tout :</text:p>
      <text:p text:style-name="P1"><text:span text:style-name="Source_20_Text">git rm -r --cached .venv build dist __pycache__</text:span></text:p>
      <text:p text:style-name="P1"><text:span text:style-name="Source_20_Text">git rm --cached *.spec</text:span></text:p>
      <text:p text:style-name="P2"><text:span text:style-name="Source_20_Text">git commit -m "chore: clean repo (remove build artifacts, venv, caches)"</text:span></text:p>
      <text:p text:style-name="Horizontal_20_Line"/>
      <text:h text:style-name="Heading_20_2" text:outline-level="2">4️⃣ Nettoyage disque (hors Git)</text:h>
      <text:p text:style-name="P1"><text:span text:style-name="Source_20_Text">Remove-Item -Recurse -Force .\build, .\dist, .\__pycache__ -ErrorAction SilentlyContinue</text:span></text:p>
      <text:p text:style-name="P2"><text:span text:style-name="Source_20_Text">Remove-Item -Force .\Garage.spec -ErrorAction SilentlyContinue</text:span></text:p>
      <text:p text:style-name="Text_20_body">Optionnel (reset total) :</text:p>
      <text:p text:style-name="P2"><text:span text:style-name="Source_20_Text">Remove-Item -Recurse -Force .\.venv</text:span></text:p>
      <text:p text:style-name="Horizontal_20_Line"/>
      <text:h text:style-name="Heading_20_2" text:outline-level="2"><text:soft-page-break/>5️⃣ Règle d’or pour les releases</text:h>
      <text:p text:style-name="Text_20_body">Un build = <text:span text:style-name="Strong_20_Emphasis">artefact</text:span>, pas du code.</text:p>
      <text:p text:style-name="Text_20_body">Avant chaque release :</text:p>
      <text:list xml:id="list8112772319587693100" text:style-name="L34">
        <text:list-item>
          <text:p text:style-name="P41"><text:span text:style-name="Source_20_Text">git status</text:span></text:p>
        </text:list-item>
        <text:list-item>
          <text:p text:style-name="P41">build</text:p>
        </text:list-item>
        <text:list-item>
          <text:p text:style-name="P41">zip</text:p>
        </text:list-item>
        <text:list-item>
          <text:p text:style-name="P41">GitHub Release</text:p>
        </text:list-item>
      </text:list>
      <text:p text:style-name="Horizontal_20_Line"/>
      <text:h text:style-name="Heading_20_2" text:outline-level="2">→ <text:s/>Notes Windows (venv)</text:h>
      <text:p text:style-name="Text_20_body">Windows <text:span text:style-name="Strong_20_Emphasis">ne garde pas le venv actif</text:span>,<text:line-break/>il garde simplement le dossier <text:span text:style-name="Source_20_Text">.venv</text:span>.</text:p>
      <text:p text:style-name="Text_20_body">Illusion fréquente due à :</text:p>
      <text:list xml:id="list3651154999366513461" text:style-name="L35">
        <text:list-item>
          <text:p text:style-name="P42">VS Code (activation automatique)</text:p>
        </text:list-item>
        <text:list-item>
          <text:p text:style-name="P42">profil PowerShell</text:p>
        </text:list-item>
        <text:list-item>
          <text:p text:style-name="P42">travail toujours dans le même dossier</text:p>
        </text:list-item>
      </text:list>
      <text:p text:style-name="Text_20_body">Commandes utiles :</text:p>
      <text:p text:style-name="P1"><text:span text:style-name="Source_20_Text">deactivate</text:span></text:p>
      <text:p text:style-name="P2"><text:span text:style-name="Source_20_Text">python -c "import sys; print(sys.prefix)"</text:span></text:p>
      <text:p text:style-name="Horizontal_20_Line"/>
      <text:p text:style-name="P43">Bonus : Script ,psi « build-Windows »</text:p>
      <text:p text:style-name="Text_20_body"/>
      <text:p text:style-name="P44">&lt;# <text:s/>build-windows.ps1 — Garage (Windows) v4.4.5<text:line-break/> <text:s text:c="3"/>Script de build Windows (portable) pour un repo multi-OS.<text:line-break/><text:line-break/> <text:s text:c="3"/>Usage (PowerShell, à la racine du repo) :<text:line-break/> <text:s text:c="5"/>.\build-windows.ps1<text:line-break/> <text:s text:c="5"/>.\build-windows.ps1 -Version 4.4.5<text:line-break/> <text:s text:c="5"/>.\build-windows.ps1 -AppsDir "$env:USERPROFILE\Apps"<text:line-break/> <text:s text:c="5"/>.\build-windows.ps1 -KeepBuildDirs<text:line-break/><text:line-break/> <text:s text:c="3"/>Notes:<text:line-break/> <text:s text:c="3"/>- Ce script NE lance PAS garage.py (tu testes avant).<text:line-break/> <text:s text:c="3"/>- Il génère dist\Garage.exe puis un ZIP dans releases\<text:line-break/>#&gt;<text:line-break/><text:line-break/>[CmdletBinding()]<text:line-break/>param(<text:line-break/> <text:s/>[string]$Version = "4.4.5",<text:line-break/> <text:s/>[switch]$KeepBuildDirs,<text:line-break/> <text:s/>[string]$AppsDir = ""<text:line-break/>)<text:line-break/><text:soft-page-break/><text:line-break/>Set-StrictMode -Version Latest<text:line-break/>$ErrorActionPreference = "Stop"<text:line-break/><text:line-break/>function Info($msg) { Write-Host "ℹ️ <text:s/>$msg" }<text:line-break/>function Ok($msg) <text:s text:c="2"/>{ Write-Host "✅ $msg" }<text:line-break/>function Warn($msg) { Write-Host "⚠️ <text:s/>$msg" }<text:line-break/>function Fail($msg) { Write-Host "❌ $msg"; exit 1 }<text:line-break/><text:line-break/># --- 0) Contexte / chemins ---<text:line-break/>$Root <text:s text:c="5"/>= (Get-Location).Path<text:line-break/>$GaragePy <text:s/>= Join-Path $Root "garage.py"<text:line-break/>$AssetsDir = Join-Path $Root "assets"<text:line-break/>$DataDir <text:s text:c="2"/>= Join-Path $Root "data"<text:line-break/><text:line-break/>$IconIco = Join-Path $AssetsDir "logo.ico"<text:line-break/>$LogoPng = Join-Path $AssetsDir "logo.png"<text:line-break/>$AideMd <text:s/>= Join-Path $AssetsDir "AIDE.md"<text:line-break/>$EmptyDb = Join-Path $DataDir <text:s text:c="2"/>"garage_empty.db"<text:line-break/><text:line-break/>$VenvDir <text:s/>= Join-Path $Root ".venv"<text:line-break/>$VenvPy <text:s text:c="2"/>= Join-Path $VenvDir "Scripts\python.exe"<text:line-break/>$Activate = Join-Path $VenvDir "Scripts\Activate.ps1"<text:line-break/><text:line-break/>$DistExe <text:s/>= Join-Path $Root "dist\Garage.exe"<text:line-break/>$OutDir <text:s text:c="2"/>= Join-Path $Root "releases"<text:line-break/>$ZipName <text:s/>= "Garage-v$Version-windows-portable.zip"<text:line-break/>$ZipPath <text:s/>= Join-Path $OutDir $ZipName<text:line-break/>$HashPath = "$ZipPath.sha256"<text:line-break/><text:line-break/>Info "Build Windows — Garage v$Version"<text:line-break/>Info "Repo: $Root"<text:line-break/><text:line-break/># --- 1) Vérifs fichiers requis ---<text:line-break/>Info "Vérification des fichiers requis…"<text:line-break/>if (!(Test-Path $GaragePy)) <text:s/>{ Fail "garage.py introuvable à la racine." }<text:line-break/>if (!(Test-Path $AssetsDir)) { Fail "Dossier assets/ introuvable." }<text:line-break/>if (!(Test-Path $DataDir)) <text:s text:c="2"/>{ Fail "Dossier data/ introuvable." }<text:line-break/><text:line-break/>if (!(Test-Path $IconIco)) { Fail "Manquant: assets\logo.ico" }<text:line-break/>if (!(Test-Path $LogoPng)) { Fail "Manquant: assets\logo.png" }<text:line-break/>if (!(Test-Path $AideMd)) <text:s/>{ Fail "Manquant: assets\AIDE.md" }<text:line-break/>if (!(Test-Path $EmptyDb)) { Fail "Manquant: data\garage_empty.db" }<text:line-break/>Ok "Structure OK."<text:line-break/><text:line-break/># --- 2) Venv + deps build ---<text:line-break/>if (!(Test-Path $VenvPy)) {<text:line-break/> <text:s/>Info "Création du venv .venv…"<text:line-break/> <text:s/>python -m venv $VenvDir<text:line-break/> <text:s/>if (!(Test-Path $VenvPy)) { Fail "Échec création venv (.venv\Scripts\python.exe introuvable)." }<text:line-break/> <text:s/>Ok "Venv créé."<text:line-break/>} else {<text:line-break/><text:soft-page-break/> <text:s/>Info "Venv déjà présent."<text:line-break/>}<text:line-break/><text:line-break/>Info "Activation du venv…"<text:line-break/>. $Activate<text:line-break/><text:line-break/>Info "Installation / mise à jour des dépendances build…"<text:line-break/>&amp; $VenvPy -m pip install --upgrade pip | Out-Host<text:line-break/>&amp; $VenvPy -m pip install pillow matplotlib pyinstaller | Out-Host<text:line-break/>Ok "Dépendances OK."<text:line-break/><text:line-break/># --- 3) Nettoyage build/dist/spec ---<text:line-break/>if (-not $KeepBuildDirs) {<text:line-break/> <text:s/>Info "Nettoyage build/dist/Garage.spec…"<text:line-break/> <text:s/>Remove-Item -Recurse -Force (Join-Path $Root "build") -ErrorAction SilentlyContinue<text:line-break/> <text:s/>Remove-Item -Recurse -Force (Join-Path $Root "dist") <text:s/>-ErrorAction SilentlyContinue<text:line-break/> <text:s/>Remove-Item -Force (Join-Path $Root "Garage.spec") <text:s text:c="3"/>-ErrorAction SilentlyContinue<text:line-break/> <text:s/>Ok "Nettoyage OK."<text:line-break/>} else {<text:line-break/> <text:s/>Warn "KeepBuildDirs activé: on conserve build/dist/spec."<text:line-break/>}<text:line-break/><text:line-break/># --- 4) Build PyInstaller ---<text:line-break/>Info "Build PyInstaller…"<text:line-break/>&amp; $VenvPy -m PyInstaller `<text:line-break/> <text:s/>--name Garage `<text:line-break/> <text:s/>--onefile `<text:line-break/> <text:s/>--windowed `<text:line-break/> <text:s/>--icon "$IconIco" `<text:line-break/> <text:s/>--add-data "assets;assets" `<text:line-break/> <text:s/>--add-data "data;data" `<text:line-break/> <text:s/>"$GaragePy" | Out-Host<text:line-break/><text:line-break/>if (!(Test-Path $DistExe)) { Fail "Build terminé mais dist\Garage.exe introuvable." }<text:line-break/>Ok "EXE généré: $DistExe"<text:line-break/><text:line-break/># --- 5) ZIP de release + SHA256 ---<text:line-break/>if (!(Test-Path $OutDir)) { New-Item -ItemType Directory -Path $OutDir | Out-Null }<text:line-break/><text:line-break/>Remove-Item -Force $ZipPath <text:s/>-ErrorAction SilentlyContinue<text:line-break/>Remove-Item -Force $HashPath -ErrorAction SilentlyContinue<text:line-break/><text:line-break/>Info "Création ZIP: $ZipName"<text:line-break/>Compress-Archive -Path $DistExe -DestinationPath $ZipPath -Force<text:line-break/>if (!(Test-Path $ZipPath)) { Fail "ZIP non créé: $ZipPath" }<text:line-break/>Ok "ZIP créé: $ZipPath"<text:line-break/><text:line-break/>Info "Calcul SHA256…"<text:line-break/>$hash = (Get-FileHash -Algorithm SHA256 -Path $ZipPath).Hash.ToLower()<text:line-break/>"$hash <text:s/>$ZipName" | Set-Content -Encoding ASCII -Path $HashPath<text:line-break/>Ok "SHA256 OK (fichier: $HashPath)"<text:line-break/><text:line-break/><text:soft-page-break/># --- 6) Option: copie dans AppsDir (mise à jour “au même chemin” pour garder les raccourcis) ---<text:line-break/>if ($AppsDir.Trim() -ne "") {<text:line-break/> <text:s/>if (!(Test-Path $AppsDir)) {<text:line-break/> <text:s text:c="3"/>Info "Création AppsDir: $AppsDir"<text:line-break/> <text:s text:c="3"/>New-Item -ItemType Directory -Path $AppsDir | Out-Null<text:line-break/> <text:s/>}<text:line-break/> <text:s/>$DestExe = Join-Path $AppsDir "Garage.exe"<text:line-break/> <text:s/>Copy-Item -Force $DistExe $DestExe<text:line-break/> <text:s/>Ok "EXE copié vers: $DestExe"<text:line-break/>}<text:line-break/><text:line-break/># --- 7) Résumé ---<text:line-break/>Write-Host ""<text:line-break/>Write-Host "==================== RÉSUMÉ ===================="<text:line-break/>Write-Host "Version <text:s text:c="6"/>: v$Version"<text:line-break/>Write-Host "EXE <text:s text:c="10"/>: $DistExe"<text:line-break/>Write-Host "ZIP release <text:s text:c="2"/>: $ZipPath"<text:line-break/>Write-Host "SHA256 file <text:s text:c="2"/>: $HashPath"<text:line-break/>if ($AppsDir.Trim() -ne "") { Write-Host "AppsDir copy <text:s/>: $AppsDir\Garage.exe" }<text:line-break/>Write-Host "================================================"<text:line-break/>Write-Host ""<text:line-break/>Ok "Build Windows terminé."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lement Morel</meta:initial-creator>
    <meta:creation-date>2026-01-07T18:43:57.52</meta:creation-date>
    <dc:date>2026-01-11T10:49:46.45</dc:date>
    <dc:creator>Clement Morel</dc:creator>
    <meta:editing-duration>PT32M14S</meta:editing-duration>
    <meta:editing-cycles>4</meta:editing-cycles>
    <meta:generator>OpenOffice/4.1.15$Win32 OpenOffice.org_project/4115m2$Build-9813</meta:generator>
    <meta:document-statistic meta:table-count="0" meta:image-count="0" meta:object-count="0" meta:page-count="8" meta:paragraph-count="139" meta:word-count="1211" meta:character-count="8641"/>
  </office:meta>
</office:document-meta>
</file>